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" svg:font-family="Arial" style:font-adornments="Regular"/>
    <style:font-face style:name="DejaVu Sans1" svg:font-family="'DejaVu Sans'"/>
    <style:font-face style:name="Arial3" svg:font-family="Arial" style:font-adornments="Regular" style:font-pitch="variable"/>
    <style:font-face style:name="DejaVu Sans" svg:font-family="'DejaVu Sans'" style:font-pitch="variable"/>
    <style:font-face style:name="FreeSans" svg:font-family="FreeSans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Arial4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5" svg:font-family="Arial" style:font-adornments="Regular" style:font-family-generic="swiss" style:font-pitch="variable"/>
    <style:font-face style:name="FreeSans1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cdcff" draw:textarea-horizontal-align="justify" draw:textarea-vertical-align="middle" draw:auto-grow-height="false" fo:min-height="14.736cm" fo:min-width="5.081cm" draw:shadow="hidden" draw:shadow-offset-x="0.102cm" draw:shadow-offset-y="0.102cm"/>
    </style:style>
    <style:style style:name="gr2" style:family="graphic" style:parent-style-name="standard">
      <style:graphic-properties draw:fill="solid" draw:fill-color="#ffdcdc" draw:textarea-horizontal-align="justify" draw:textarea-vertical-align="middle" draw:auto-grow-height="false" fo:min-height="14.736cm" fo:min-width="5.08cm"/>
    </style:style>
    <style:style style:name="gr3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1.13cm" fo:min-width="3.416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bf9000" draw:opacity="50%" draw:textarea-vertical-align="middle" draw:auto-grow-height="false" draw:fit-to-size="false" style:shrink-to-fit="false" fo:min-height="1.118cm" fo:min-width="3.56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438cm" fo:min-width="3.49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438cm" fo:min-width="3.49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438cm" fo:min-width="3.49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.071cm" svg:stroke-color="#000000" draw:stroke-linejoin="miter" svg:stroke-linecap="butt" draw:fill="none" draw:fill-color="#bf9000" draw:opacity="50%" draw:textarea-vertical-align="middle" draw:auto-grow-height="false" draw:fit-to-size="false" style:shrink-to-fit="false" fo:min-height="0.513cm" fo:min-width="4.616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fill="solid" draw:fill-color="#dcffdc" draw:textarea-horizontal-align="justify" draw:textarea-vertical-align="middle" draw:auto-grow-height="false" fo:min-height="14.736cm" fo:min-width="5.08cm" draw:shadow="hidden" draw:shadow-offset-x="0.102cm" draw:shadow-offset-y="0.102cm"/>
    </style:style>
    <style:style style:name="gr14" style:family="graphic" style:parent-style-name="standard">
      <style:graphic-properties draw:stroke="dash" draw:stroke-dash="Ultrafine_20_Dashed" draw:fill="solid" draw:fill-color="#ffffff" draw:opacity="40%" draw:textarea-horizontal-align="justify" draw:textarea-vertical-align="middle" draw:auto-grow-height="false" fo:min-height="8.644cm" fo:min-width="4.78cm" draw:shadow-opacity="40%"/>
    </style:style>
    <style:style style:name="gr15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bf9000" draw:opacity="50%" draw:textarea-vertical-align="middle" draw:auto-grow-height="false" draw:fit-to-size="false" style:shrink-to-fit="false" fo:min-height="1.118cm" fo:min-width="3.56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bf9000" draw:opacity="50%" draw:textarea-vertical-align="middle" draw:auto-grow-height="false" draw:fit-to-size="false" style:shrink-to-fit="false" fo:min-height="1.118cm" fo:min-width="3.56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bf9000" draw:opacity="50%" draw:textarea-vertical-align="middle" draw:auto-grow-height="false" draw:fit-to-size="false" style:shrink-to-fit="false" fo:min-height="1.118cm" fo:min-width="3.56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71cm" svg:stroke-color="#000000" draw:stroke-linejoin="miter" svg:stroke-linecap="butt" draw:fill="none" draw:fill-color="#729fcf" draw:opacity="50%" draw:textarea-vertical-align="middle" draw:auto-grow-height="false" draw:fit-to-size="false" style:shrink-to-fit="false" fo:min-height="1.177cm" fo:min-width="3.466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71cm" svg:stroke-color="#000000" draw:stroke-linejoin="miter" svg:stroke-linecap="butt" draw:fill="none" draw:fill-color="#729fcf" draw:opacity="50%" draw:textarea-vertical-align="middle" draw:auto-grow-height="false" draw:fit-to-size="false" style:shrink-to-fit="false" fo:min-height="1.178cm" fo:min-width="3.466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1">
      <style:graphic-properties draw:stroke="none" svg:stroke-width="0.071cm" svg:stroke-color="#000000" draw:stroke-linejoin="miter" svg:stroke-linecap="butt" draw:fill="none" draw:fill-color="#bf9000" draw:opacity="50%" draw:textarea-vertical-align="middle" draw:auto-grow-height="false" draw:fit-to-size="false" style:shrink-to-fit="false" fo:min-height="0.513cm" fo:min-width="4.581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bf9000" draw:opacity="50%" draw:textarea-vertical-align="middle" draw:auto-grow-height="false" draw:fit-to-size="false" style:shrink-to-fit="false" fo:min-height="1.118cm" fo:min-width="3.56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71cm" svg:stroke-color="#000000" draw:stroke-linejoin="miter" svg:stroke-linecap="butt" draw:fill="none" draw:fill-color="#729fcf" draw:opacity="50%" draw:textarea-vertical-align="middle" draw:auto-grow-height="false" draw:fit-to-size="false" style:shrink-to-fit="false" fo:min-height="1.177cm" fo:min-width="3.466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71cm" svg:stroke-color="#000000" draw:stroke-linejoin="miter" svg:stroke-linecap="butt" draw:fill="none" draw:fill-color="#729fcf" draw:opacity="50%" draw:textarea-vertical-align="middle" draw:auto-grow-height="false" draw:fit-to-size="false" style:shrink-to-fit="false" fo:min-height="1.178cm" fo:min-width="3.466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1.126cm" fo:min-width="3.416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dash" draw:stroke-dash="Fine_20_Dashed"/>
    </style:style>
    <style:style style:name="gr37" style:family="graphic" style:parent-style-name="standard" style:list-style-name="L1">
      <style:graphic-properties draw:stroke="none" svg:stroke-width="0.071cm" svg:stroke-color="#000000" draw:stroke-linejoin="miter" svg:stroke-linecap="butt" draw:fill="none" draw:fill-color="#bf9000" draw:opacity="50%" draw:textarea-vertical-align="middle" draw:auto-grow-height="false" draw:fit-to-size="false" style:shrink-to-fit="false" fo:min-height="0.513cm" fo:min-width="1.147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438cm" fo:min-width="3.49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438cm" fo:min-width="3.491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438cm" fo:min-width="3.49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438cm" fo:min-width="3.491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1">
      <style:graphic-properties draw:stroke="none" svg:stroke-width="0.071cm" svg:stroke-color="#000000" draw:stroke-linejoin="miter" svg:stroke-linecap="butt" draw:fill="none" draw:fill-color="#bf9000" draw:opacity="50%" draw:textarea-vertical-align="middle" draw:auto-grow-height="false" draw:fit-to-size="false" style:shrink-to-fit="false" fo:min-height="0.513cm" fo:min-width="3.226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.071cm" svg:stroke-color="#000000" draw:stroke-linejoin="miter" svg:stroke-linecap="butt" draw:fill="none" draw:fill-color="#bf9000" draw:opacity="50%" draw:textarea-vertical-align="middle" draw:auto-grow-height="false" draw:fit-to-size="false" style:shrink-to-fit="false" fo:min-height="0.513cm" fo:min-width="4.616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1">
      <style:graphic-properties draw:stroke="none" svg:stroke-width="0.071cm" svg:stroke-color="#000000" draw:stroke-linejoin="miter" svg:stroke-linecap="butt" draw:fill="none" draw:fill-color="#bf9000" draw:opacity="50%" draw:textarea-vertical-align="middle" draw:auto-grow-height="false" draw:fit-to-size="false" style:shrink-to-fit="false" fo:min-height="0.513cm" fo:min-width="4.616cm" fo:padding-top="0.125cm" fo:padding-bottom="0.125cm" fo:padding-left="0.25cm" fo:padding-right="0.25cm" fo:wrap-option="wrap"/>
      <style:paragraph-properties style:writing-mode="lr-tb"/>
    </style:style>
    <style:style style:name="gr5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dcdcff"/>
      <style:paragraph-properties fo:text-align="center"/>
    </style:style>
    <style:style style:name="P2" style:family="paragraph">
      <loext:graphic-properties draw:fill="solid" draw:fill-color="#ffdcdc"/>
      <style:paragraph-properties fo:text-align="center"/>
    </style:style>
    <style:style style:name="P3" style:family="paragraph">
      <style:paragraph-properties fo:margin-top="0cm" fo:margin-bottom="0cm" fo:line-height="100%" fo:text-align="center" style:writing-mode="lr-tb"/>
      <style:text-properties fo:font-size="9pt" fo:font-weight="bold" style:font-size-asian="14pt" style:font-size-complex="14pt"/>
    </style:style>
    <style:style style:name="P4" style:family="paragraph">
      <loext:graphic-properties draw:fill="solid" draw:fill-color="#729fcf" draw:opacity="50%"/>
      <style:paragraph-properties fo:margin-top="0cm" fo:margin-bottom="0cm" fo:line-height="100%" fo:text-align="center" style:writing-mode="lr-tb" style:font-independent-line-spacing="true"/>
      <style:text-properties fo:font-size="9pt" fo:font-weight="bold" style:font-size-asian="14pt" style:font-size-complex="14pt"/>
    </style:style>
    <style:style style:name="P5" style:family="paragraph">
      <loext:graphic-properties draw:fill="solid" draw:fill-color="#bf9000" draw:opacity="50%"/>
      <style:paragraph-properties fo:margin-top="0cm" fo:margin-bottom="0cm" fo:line-height="100%" fo:text-align="center" style:writing-mode="lr-tb" style:font-independent-line-spacing="true"/>
      <style:text-properties fo:font-size="9pt" fo:font-weight="bold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 fo:line-height="100%" fo:text-align="center" style:writing-mode="lr-tb"/>
      <style:text-properties fo:font-size="9pt" fo:text-shadow="none" fo:font-weight="normal" style:font-size-asian="14pt" style:font-weight-asian="normal" style:font-size-complex="14pt" style:font-weight-complex="normal"/>
    </style:style>
    <style:style style:name="P8" style:family="paragraph">
      <loext:graphic-properties draw:fill="solid" draw:fill-color="#729fcf" draw:opacity="50%"/>
      <style:paragraph-properties fo:margin-top="0cm" fo:margin-bottom="0cm" fo:line-height="100%" fo:text-align="center" style:writing-mode="lr-tb" style:font-independent-line-spacing="true"/>
      <style:text-properties fo:font-size="9pt" fo:text-shadow="none" fo:font-weight="normal" style:font-size-asian="14pt" style:font-weight-asian="normal" style:font-size-complex="14pt" style:font-weight-complex="normal"/>
    </style:style>
    <style:style style:name="P9" style:family="paragraph">
      <style:paragraph-properties fo:margin-top="0cm" fo:margin-bottom="0cm" fo:line-height="100%" fo:text-align="center" style:writing-mode="lr-tb"/>
      <style:text-properties fo:font-size="9pt" fo:font-style="normal" fo:text-shadow="none" fo:font-weight="bold" style:font-size-asian="9pt" style:font-style-asian="normal" style:font-weight-asian="bold" style:font-size-complex="9pt" style:font-style-complex="normal" style:font-weight-complex="bold"/>
    </style:style>
    <style:style style:name="P10" style:family="paragraph">
      <loext:graphic-properties draw:fill="none" draw:fill-color="#bf9000" draw:opacity="50%"/>
      <style:paragraph-properties fo:margin-top="0cm" fo:margin-bottom="0cm" fo:line-height="100%" fo:text-align="center" style:writing-mode="lr-tb" style:font-independent-line-spacing="true"/>
      <style:text-properties fo:font-size="9pt" fo:font-style="normal" fo:text-shadow="none" fo:font-weight="bold" style:font-size-asian="9pt" style:font-style-asian="normal" style:font-weight-asian="bold" style:font-size-complex="9pt" style:font-style-complex="normal" style:font-weight-complex="bold"/>
    </style:style>
    <style:style style:name="P11" style:family="paragraph">
      <loext:graphic-properties draw:fill="solid" draw:fill-color="#dcffdc"/>
      <style:paragraph-properties fo:text-align="center"/>
    </style:style>
    <style:style style:name="P12" style:family="paragraph">
      <loext:graphic-properties draw:fill="solid" draw:fill-color="#ffffff" draw:opacity="40%"/>
      <style:paragraph-properties fo:text-align="center"/>
    </style:style>
    <style:style style:name="P13" style:family="paragraph">
      <style:paragraph-properties fo:text-align="center" style:writing-mode="lr-tb"/>
      <style:text-properties fo:font-size="9pt" style:font-size-asian="16pt" style:font-size-complex="16pt"/>
    </style:style>
    <style:style style:name="P14" style:family="paragraph">
      <style:paragraph-properties fo:margin-top="0cm" fo:margin-bottom="0cm" fo:line-height="100%" fo:text-align="center" style:writing-mode="lr-tb"/>
      <style:text-properties fo:font-size="9pt" style:font-size-asian="10pt" style:font-size-complex="10pt"/>
    </style:style>
    <style:style style:name="P15" style:family="paragraph">
      <loext:graphic-properties draw:fill="none" draw:fill-color="#729fcf" draw:opacity="50%"/>
      <style:paragraph-properties fo:margin-top="0cm" fo:margin-bottom="0cm" fo:line-height="100%" fo:text-align="center" style:writing-mode="lr-tb" style:font-independent-line-spacing="true"/>
      <style:text-properties fo:font-size="9pt" style:font-size-asian="10pt" style:font-size-complex="10pt"/>
    </style:style>
    <style:style style:name="P16" style:family="paragraph">
      <style:paragraph-properties fo:margin-top="0cm" fo:margin-bottom="0cm" fo:line-height="100%" fo:text-align="center" style:writing-mode="lr-tb"/>
      <style:text-properties fo:font-size="9pt" style:font-size-asian="14pt" style:font-size-complex="14pt"/>
    </style:style>
    <style:style style:name="P17" style:family="paragraph">
      <loext:graphic-properties draw:fill="none" draw:fill-color="#729fcf" draw:opacity="50%"/>
      <style:paragraph-properties fo:margin-top="0cm" fo:margin-bottom="0cm" fo:line-height="100%" fo:text-align="center" style:writing-mode="lr-tb" style:font-independent-line-spacing="true"/>
      <style:text-properties fo:font-size="9pt" style:font-size-asian="14pt" style:font-size-complex="14pt"/>
    </style:style>
    <style:style style:name="P18" style:family="paragraph">
      <style:paragraph-properties fo:text-align="center"/>
      <style:text-properties fo:font-size="9pt"/>
    </style:style>
    <style:style style:name="P19" style:family="paragraph">
      <style:paragraph-properties fo:margin-top="0cm" fo:margin-bottom="0cm" fo:line-height="100%" fo:text-align="center" style:writing-mode="lr-tb"/>
      <style:text-properties fo:font-size="8pt" style:font-size-asian="8pt" style:font-size-complex="8pt"/>
    </style:style>
    <style:style style:name="P20" style:family="paragraph">
      <loext:graphic-properties draw:fill="none" draw:fill-color="#bf9000" draw:opacity="50%"/>
      <style:paragraph-properties fo:margin-top="0cm" fo:margin-bottom="0cm" fo:line-height="100%" fo:text-align="center" style:writing-mode="lr-tb" style:font-independent-line-spacing="true"/>
      <style:text-properties fo:font-size="8pt" style:font-size-asian="8pt" style:font-size-complex="8pt"/>
    </style:style>
    <style:style style:name="P21" style:family="paragraph">
      <style:paragraph-properties fo:margin-top="0cm" fo:margin-bottom="0cm" fo:line-height="100%" fo:text-align="center" style:writing-mode="lr-tb"/>
      <style:text-properties fo:font-size="9pt" fo:font-weight="normal" style:font-size-asian="11pt" style:font-weight-asian="normal" style:font-size-complex="11pt" style:font-weight-complex="normal"/>
    </style:style>
    <style:style style:name="P22" style:family="paragraph">
      <loext:graphic-properties draw:fill="none" draw:fill-color="#729fcf" draw:opacity="50%"/>
      <style:paragraph-properties fo:margin-top="0cm" fo:margin-bottom="0cm" fo:line-height="100%" fo:text-align="center" style:writing-mode="lr-tb" style:font-independent-line-spacing="true"/>
      <style:text-properties fo:font-size="9pt" fo:font-weight="normal" style:font-size-asian="11pt" style:font-weight-asian="normal" style:font-size-complex="11pt" style:font-weight-complex="normal"/>
    </style:style>
    <style:style style:name="P23" style:family="paragraph">
      <style:paragraph-properties fo:text-align="center"/>
      <style:text-properties fo:font-size="9pt" fo:text-shadow="none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 style:writing-mode="lr-tb"/>
      <style:text-properties fo:font-size="8pt" fo:font-weight="bold" style:font-size-asian="8pt" style:font-weight-asian="bold" style:font-size-complex="8pt" style:font-weight-complex="bold"/>
    </style:style>
    <style:style style:name="P26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9pt" fo:letter-spacing="normal" fo:language="en" fo:country="US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pt" fo:letter-spacing="normal" fo:language="en" fo:country="US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9pt" fo:letter-spacing="normal" fo:language="en" fo:country="US" fo:font-style="normal" fo:text-shadow="none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9pt" fo:letter-spacing="normal" fo:language="en" fo:country="US" fo:font-style="normal" fo:text-shadow="none" style:text-underline-style="none" fo:font-weight="bold" style:font-name-asian="DejaVu Sans1" style:font-size-asian="9pt" style:font-style-asian="normal" style:font-weight-asian="bold" style:font-name-complex="DejaVu Sans1" style:font-size-complex="9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9pt" fo:letter-spacing="normal" fo:language="en" fo:country="US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9pt" fo:letter-spacing="normal" fo:language="en" fo:country="US" fo:font-style="normal" style:text-underline-style="none" fo:font-weight="normal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9pt" fo:letter-spacing="normal" fo:language="en" fo:country="US" fo:font-style="normal" fo:text-shadow="none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081cm" svg:height="14.986cm" svg:x="5.64cm" svg:y="0.4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08cm" svg:height="14.986cm" svg:x="22.551cm" svg:y="0.4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1_33" draw:style-name="gr3" draw:text-style-name="P4" xml:id="id1" draw:id="id1" draw:layer="layout" svg:width="4.064cm" svg:height="1.528cm" svg:x="23.122cm" svg:y="0.867cm">
          <text:p text:style-name="P3"><text:span text:style-name="T1">FILTER</text:span><text:span text:style-name="T1"><text:line-break/></text:span><text:span text:style-name="T2">CLONED IgH RELATE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34" draw:style-name="gr4" draw:text-style-name="P5" xml:id="id2" draw:id="id2" draw:layer="layout" svg:width="4.059cm" svg:height="1.367cm" svg:x="23.122cm" svg:y="2.878cm">
          <text:p text:style-name="P3"><text:span text:style-name="T1">“</text:span><text:span text:style-name="T1">MICRO” REPERTOIRE</text:span></text:p>
          <text:p text:style-name="P3"><text:span text:style-name="T2">FOR EACH CLONED IgH</text:span></text:p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6" draw:layer="layout" svg:x1="25.154cm" svg:y1="2.395cm" svg:x2="25.151cm" svg:y2="2.878cm" draw:start-shape="id1" draw:start-glue-point="2" draw:end-shape="id2" draw:end-glue-point="0" svg:d="M25154 2395v242h-3v241" svg:viewBox="0 0 4 484">
          <text:p/>
        </draw:connector>
        <draw:custom-shape draw:name="CustomShape 1_35" draw:style-name="gr5" draw:text-style-name="P4" xml:id="id3" draw:id="id3" draw:layer="layout" svg:width="4.064cm" svg:height="1.016cm" svg:x="23.122cm" svg:y="4.967cm">
          <text:p text:style-name="P3"><text:span text:style-name="T1">ADD</text:span><text:span text:style-name="T1"><text:line-break/></text:span><text:span text:style-name="T2">CLONED IgH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6" draw:layer="layout" svg:x1="25.151cm" svg:y1="4.245cm" svg:x2="25.154cm" svg:y2="4.967cm" draw:start-shape="id2" draw:start-glue-point="2" draw:end-shape="id3" draw:end-glue-point="0" svg:d="M25151 4245v361h3v361" svg:viewBox="0 0 4 723">
          <text:p/>
        </draw:connector>
        <draw:custom-shape draw:name="CustomShape 1_36" draw:style-name="gr6" draw:text-style-name="P8" xml:id="id4" draw:id="id4" draw:layer="layout" svg:width="4.064cm" svg:height="0.762cm" svg:x="23.122cm" svg:y="6.452cm">
          <text:p text:style-name="P7"><text:span text:style-name="T3">CLONAL CLUSTER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6" draw:layer="layout" svg:x1="25.154cm" svg:y1="5.983cm" svg:x2="25.154cm" svg:y2="6.452cm" draw:start-shape="id3" draw:start-glue-point="2" draw:end-shape="id4" draw:end-glue-point="0" svg:d="M25154 5983v469" svg:viewBox="0 0 1 470">
          <text:p/>
        </draw:connector>
        <draw:custom-shape draw:name="CustomShape 1_37" draw:style-name="gr7" draw:text-style-name="P8" xml:id="id5" draw:id="id5" draw:layer="layout" svg:width="4.064cm" svg:height="0.762cm" svg:x="23.123cm" svg:y="7.653cm">
          <text:p text:style-name="P7"><text:span text:style-name="T3">EXTRACT LINEAG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6" draw:layer="layout" svg:x1="25.154cm" svg:y1="7.214cm" svg:x2="25.155cm" svg:y2="7.653cm" draw:start-shape="id4" draw:start-glue-point="2" draw:end-shape="id5" draw:end-glue-point="0" svg:d="M25154 7214v220h1v219" svg:viewBox="0 0 2 440">
          <text:p/>
        </draw:connector>
        <draw:custom-shape draw:name="CustomShape 1_38" draw:style-name="gr8" draw:text-style-name="P8" xml:id="id6" draw:id="id6" draw:layer="layout" svg:width="4.065cm" svg:height="0.762cm" svg:x="23.122cm" svg:y="8.827cm">
          <text:p text:style-name="P7"><text:span text:style-name="T3">ASSIGN GERMLIN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6" draw:layer="layout" svg:x1="25.155cm" svg:y1="8.415cm" svg:x2="25.154cm" svg:y2="8.827cm" draw:start-shape="id5" draw:start-glue-point="2" draw:end-shape="id6" draw:end-glue-point="0" svg:d="M25155 8415v207h-1v205" svg:viewBox="0 0 2 413">
          <text:p/>
        </draw:connector>
        <draw:custom-shape draw:name="CustomShape 1_39" draw:style-name="gr9" draw:text-style-name="P8" xml:id="id7" draw:id="id7" draw:layer="layout" svg:width="4.064cm" svg:height="1.016cm" svg:x="23.122cm" svg:y="10.018cm">
          <text:p text:style-name="P7"><text:span text:style-name="T3">QUANTIFY ANTIGENE SEL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6" draw:layer="layout" svg:x1="25.154cm" svg:y1="9.589cm" svg:x2="25.154cm" svg:y2="10.018cm" draw:start-shape="id6" draw:start-glue-point="2" draw:end-shape="id7" draw:end-glue-point="0" svg:d="M25154 9589v429" svg:viewBox="0 0 1 430">
          <text:p/>
        </draw:connector>
        <draw:custom-shape draw:name="CustomShape 1_40" draw:style-name="gr10" draw:text-style-name="P8" xml:id="id8" draw:id="id8" draw:layer="layout" svg:width="4.064cm" svg:height="1.016cm" svg:x="23.122cm" svg:y="11.807cm">
          <text:p text:style-name="P7"><text:span text:style-name="T3">LINEAGE TRE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41" draw:style-name="gr11" draw:text-style-name="P8" xml:id="id9" draw:id="id9" draw:layer="layout" svg:width="4.064cm" svg:height="1.016cm" svg:x="23.122cm" svg:y="13.456cm">
          <text:p text:style-name="P7"><text:span text:style-name="T3">LINEAGE STATISTIC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6" draw:layer="layout" svg:x1="25.154cm" svg:y1="11.034cm" svg:x2="25.154cm" svg:y2="11.807cm" draw:start-shape="id7" draw:start-glue-point="2" draw:end-shape="id8" draw:end-glue-point="0" svg:d="M25154 11034v773" svg:viewBox="0 0 1 774">
          <text:p/>
        </draw:connector>
        <draw:connector draw:style-name="standard" draw:text-style-name="P6" draw:layer="layout" draw:line-skew="0.298cm 0.887cm" svg:x1="23.122cm" svg:y1="10.526cm" svg:x2="25.154cm" svg:y2="13.456cm" draw:start-shape="id7" draw:start-glue-point="3" draw:end-shape="id9" draw:end-glue-point="0" svg:d="M23122 10526h-239v2606h2271v324" svg:viewBox="0 0 2272 2931">
          <text:p/>
        </draw:connector>
        <draw:custom-shape draw:name="CustomShape 1_43" draw:style-name="gr12" draw:text-style-name="P10" draw:layer="layout" svg:width="5.115cm" svg:height="0.762cm" svg:x="22.549cm" svg:y="14.758cm">
          <text:p text:style-name="P9"><text:span text:style-name="T4">ImmChainTracer pipeline</text:span></text:p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13" draw:text-style-name="P11" draw:layer="layout" svg:width="5.08cm" svg:height="14.986cm" svg:x="0.123cm" svg:y="0.4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4.78cm" svg:height="8.894cm" svg:x="0.272cm" svg:y="0.658cm">
          <text:p/>
          <draw:enhanced-geometry svg:viewBox="0 0 21600 21600" draw:type="rectangle" draw:enhanced-path="M 0 0 L 21600 0 21600 21600 0 21600 0 0 Z N"/>
        </draw:custom-shape>
        <draw:custom-shape draw:name="CustomShape 1" draw:style-name="gr15" draw:text-style-name="P8" xml:id="id11" draw:id="id11" draw:layer="layout" svg:width="4.064cm" svg:height="1.016cm" svg:x="12.089cm" svg:y="6.764cm">
          <text:p text:style-name="P7"><text:span text:style-name="T3">EXTRACT IgH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0" draw:style-name="gr16" draw:text-style-name="P4" xml:id="id12" draw:id="id12" draw:layer="layout" svg:width="4.064cm" svg:height="1.016cm" svg:x="12.089cm" svg:y="8.125cm">
          <text:p text:style-name="P3"><text:span text:style-name="T1">RE-ANNOTAT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1" draw:style-name="gr17" draw:text-style-name="P4" xml:id="id13" draw:id="id13" draw:layer="layout" svg:width="4.064cm" svg:height="1.016cm" svg:x="12.089cm" svg:y="9.486cm">
          <text:p text:style-name="P3"><text:span text:style-name="T1">RE-ASSIG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2" draw:style-name="gr18" draw:text-style-name="P4" xml:id="id15" draw:id="id15" draw:layer="layout" svg:width="4.064cm" svg:height="1.016cm" svg:x="12.089cm" svg:y="12.207cm">
          <text:p text:style-name="P3"><text:span text:style-name="T1">FILT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3" draw:style-name="gr19" draw:text-style-name="P5" xml:id="id10" draw:id="id10" draw:layer="layout" svg:width="4.059cm" svg:height="1.367cm" svg:x="12.09cm" svg:y="4.964cm">
          <text:p text:style-name="P3"><text:span text:style-name="T1">PRE-ANNOTATED</text:span><text:span text:style-name="T1"><text:line-break/></text:span><text:span text:style-name="T1">BULK IgH DATA</text:span></text:p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20" draw:text-style-name="P13" draw:layer="layout" svg:x1="14.119cm" svg:y1="6.331cm" svg:x2="14.121cm" svg:y2="6.764cm" draw:start-shape="id10" draw:start-glue-point="2" draw:end-shape="id11" draw:end-glue-point="0" svg:d="M14119 6331v216h2v217" svg:viewBox="0 0 3 434">
          <text:p/>
        </draw:connector>
        <draw:connector draw:style-name="gr20" draw:text-style-name="P13" draw:layer="layout" svg:x1="14.121cm" svg:y1="7.78cm" svg:x2="14.121cm" svg:y2="8.125cm" draw:start-shape="id11" draw:start-glue-point="2" draw:end-shape="id12" draw:end-glue-point="0" svg:d="M14121 7780v345" svg:viewBox="0 0 1 346">
          <text:p/>
        </draw:connector>
        <draw:connector draw:style-name="standard" draw:layer="layout" draw:line-skew="0.171cm" svg:x1="12.09cm" svg:y1="5.647cm" svg:x2="12.089cm" svg:y2="9.994cm" draw:start-shape="id10" draw:start-glue-point="3" draw:end-shape="id13" draw:end-glue-point="3" svg:d="M12090 5647h-367v4347h366" svg:viewBox="0 0 368 4348">
          <text:p/>
        </draw:connector>
        <draw:connector draw:style-name="gr20" draw:text-style-name="P13" draw:layer="layout" svg:x1="14.121cm" svg:y1="9.141cm" svg:x2="14.121cm" svg:y2="9.486cm" draw:start-shape="id12" draw:start-glue-point="2" draw:end-shape="id13" draw:end-glue-point="0" svg:d="M14121 9141v345" svg:viewBox="0 0 1 346">
          <text:p/>
        </draw:connector>
        <draw:connector draw:style-name="gr20" draw:text-style-name="P13" draw:layer="layout" svg:x1="14.121cm" svg:y1="10.502cm" svg:x2="14.121cm" svg:y2="10.846cm" draw:start-shape="id13" draw:start-glue-point="2" draw:end-shape="id14" draw:end-glue-point="0" svg:d="M14121 10502v344" svg:viewBox="0 0 1 345">
          <text:p/>
        </draw:connector>
        <draw:custom-shape draw:name="CustomShape 1_4" draw:style-name="gr21" draw:text-style-name="P5" xml:id="id16" draw:id="id16" draw:layer="layout" svg:width="4.059cm" svg:height="1.367cm" svg:x="12.088cm" svg:y="13.657cm">
          <text:p text:style-name="P3"><text:span text:style-name="T1">AIRR DATASET</text:span></text:p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5" draw:style-name="gr22" draw:text-style-name="P4" xml:id="id14" draw:id="id14" draw:layer="layout" svg:width="4.064cm" svg:height="1.016cm" svg:x="12.089cm" svg:y="10.846cm">
          <text:p text:style-name="P3"><text:span text:style-name="T1">COLLAPS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20" draw:text-style-name="P13" draw:layer="layout" svg:x1="14.121cm" svg:y1="11.862cm" svg:x2="14.121cm" svg:y2="12.207cm" draw:start-shape="id14" draw:start-glue-point="2" draw:end-shape="id15" draw:end-glue-point="0" svg:d="M14121 11862v345" svg:viewBox="0 0 1 346">
          <text:p/>
        </draw:connector>
        <draw:connector draw:style-name="gr20" draw:text-style-name="P13" draw:layer="layout" svg:x1="14.121cm" svg:y1="13.223cm" svg:x2="14.117cm" svg:y2="13.657cm" draw:start-shape="id15" draw:start-glue-point="2" draw:end-shape="id16" draw:end-glue-point="0" svg:d="M14121 13223v217h-4v217" svg:viewBox="0 0 5 435">
          <text:p/>
        </draw:connector>
        <draw:custom-shape draw:name="CustomShape 1_6" draw:style-name="gr23" draw:text-style-name="P5" xml:id="id19" draw:id="id19" draw:layer="layout" svg:width="4.059cm" svg:height="1.367cm" svg:x="16.688cm" svg:y="4.964cm">
          <text:p text:style-name="P3"><text:span text:style-name="T1">SINGLE IgH SEQUENCES</text:span></text:p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7" draw:style-name="gr24" draw:text-style-name="P15" xml:id="id17" draw:id="id17" draw:layer="layout" svg:width="4.062cm" svg:height="1.523cm" svg:x="12.088cm" svg:y="2.786cm">
          <text:p text:style-name="P14"><text:span text:style-name="T5">HT</text:span><text:span text:style-name="T5"><text:line-break/></text:span><text:span text:style-name="T5">SEQUENCING IgH</text:span></text:p>
          <text:p text:style-name="P14"><text:span text:style-name="T2">B-CELL SUBSETS</text:span></text:p>
          <draw:enhanced-geometry draw:mirror-horizontal="false" draw:mirror-vertical="false" svg:viewBox="0 0 0 0" draw:text-areas="?f5 ?f5 ?f6 ?f7" draw:type="ooxml-roundRect" draw:modifiers="10960.54204862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8" draw:style-name="gr25" draw:text-style-name="P17" xml:id="id18" draw:id="id18" draw:layer="layout" svg:width="4.062cm" svg:height="1.524cm" svg:x="16.687cm" svg:y="2.786cm">
          <text:p text:style-name="P16"><text:span text:style-name="T5">SANGER SEQUENCING IgH</text:span></text:p>
          <text:p text:style-name="P16"><text:span text:style-name="T2">B-CELL CLONES</text:span></text:p>
          <draw:enhanced-geometry draw:mirror-horizontal="false" draw:mirror-vertical="false" svg:viewBox="0 0 0 0" draw:text-areas="?f5 ?f5 ?f6 ?f7" draw:type="ooxml-roundRect" draw:modifiers="10960.54204862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9" draw:style-name="gr26" draw:text-style-name="P4" xml:id="id20" draw:id="id20" draw:layer="layout" svg:width="4.064cm" svg:height="1.016cm" svg:x="16.691cm" svg:y="6.764cm">
          <text:p text:style-name="P3"><text:span text:style-name="T1">ANNOTAT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20" draw:text-style-name="P18" draw:layer="layout" svg:x1="14.119cm" svg:y1="4.309cm" svg:x2="14.119cm" svg:y2="4.964cm" draw:start-shape="id17" draw:start-glue-point="2" draw:end-shape="id10" draw:end-glue-point="0" svg:d="M14119 4309v655" svg:viewBox="0 0 1 656">
          <text:p/>
        </draw:connector>
        <draw:connector draw:style-name="gr20" draw:text-style-name="P18" draw:layer="layout" svg:x1="18.718cm" svg:y1="4.31cm" svg:x2="18.717cm" svg:y2="4.964cm" draw:start-shape="id18" draw:start-glue-point="2" draw:end-shape="id19" draw:end-glue-point="0" svg:d="M18718 4310v327h-1v327" svg:viewBox="0 0 2 655">
          <text:p/>
        </draw:connector>
        <draw:custom-shape draw:name="CustomShape 1_11" draw:style-name="gr27" draw:text-style-name="P20" draw:layer="layout" svg:width="5.08cm" svg:height="0.762cm" draw:transform="rotate (1.5707963267949) translate (11.198cm 10.425cm)">
          <text:p text:style-name="P19"><text:span text:style-name="T2">sequence count, isotype</text:span></text:p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20" draw:text-style-name="P18" draw:layer="layout" svg:x1="18.717cm" svg:y1="6.331cm" svg:x2="18.723cm" svg:y2="6.764cm" draw:start-shape="id19" draw:start-glue-point="2" draw:end-shape="id20" draw:end-glue-point="0" svg:d="M18717 6331v216h6v217" svg:viewBox="0 0 7 434">
          <text:p/>
        </draw:connector>
        <draw:connector draw:style-name="gr20" draw:text-style-name="P18" draw:layer="layout" svg:x1="18.723cm" svg:y1="7.78cm" svg:x2="18.724cm" svg:y2="8.125cm" draw:start-shape="id20" draw:start-glue-point="2" draw:end-shape="id21" draw:end-glue-point="0" svg:d="M18723 7780v173h1v172" svg:viewBox="0 0 2 346">
          <text:p/>
        </draw:connector>
        <draw:custom-shape draw:name="CustomShape 1_12" draw:style-name="gr28" draw:text-style-name="P5" xml:id="id21" draw:id="id21" draw:layer="layout" svg:width="4.059cm" svg:height="1.367cm" svg:x="16.695cm" svg:y="8.125cm">
          <text:p text:style-name="P3"><text:span text:style-name="T1">AIRR DATASET</text:span></text:p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13" draw:style-name="gr29" draw:text-style-name="P22" xml:id="id22" draw:id="id22" draw:layer="layout" svg:width="4.062cm" svg:height="1.523cm" svg:x="12.088cm" svg:y="0.867cm">
          <text:p text:style-name="P21"><text:span text:style-name="T6">B-CELL</text:span><text:span text:style-name="T6"><text:line-break/></text:span><text:span text:style-name="T6">SORTING</text:span></text:p>
          <draw:enhanced-geometry draw:mirror-horizontal="false" draw:mirror-vertical="false" svg:viewBox="0 0 0 0" draw:text-areas="?f5 ?f5 ?f6 ?f7" draw:type="ooxml-roundRect" draw:modifiers="10960.54204862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14" draw:style-name="gr30" draw:text-style-name="P22" xml:id="id23" draw:id="id23" draw:layer="layout" svg:width="4.062cm" svg:height="1.524cm" svg:x="16.687cm" svg:y="0.867cm">
          <text:p text:style-name="P21"><text:span text:style-name="T6">CHARACTERIZED</text:span><text:span text:style-name="T6"><text:line-break/></text:span><text:span text:style-name="T6">B-CELL SUBCLONING </text:span></text:p>
          <draw:enhanced-geometry draw:mirror-horizontal="false" draw:mirror-vertical="false" svg:viewBox="0 0 0 0" draw:text-areas="?f5 ?f5 ?f6 ?f7" draw:type="ooxml-roundRect" draw:modifiers="10960.54204862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18" draw:layer="layout" svg:x1="14.119cm" svg:y1="2.39cm" svg:x2="14.119cm" svg:y2="2.786cm" draw:start-shape="id22" draw:start-glue-point="2" draw:end-shape="id17" draw:end-glue-point="0" svg:d="M14119 2390v396" svg:viewBox="0 0 1 397">
          <text:p/>
        </draw:connector>
        <draw:connector draw:style-name="standard" draw:text-style-name="P18" draw:layer="layout" svg:x1="18.718cm" svg:y1="2.391cm" svg:x2="18.718cm" svg:y2="2.786cm" draw:start-shape="id23" draw:start-glue-point="2" draw:end-shape="id18" draw:end-glue-point="0" svg:d="M18718 2391v395" svg:viewBox="0 0 1 396">
          <text:p/>
        </draw:connector>
        <draw:custom-shape draw:name="CustomShape 1_15" draw:style-name="gr31" draw:text-style-name="P8" xml:id="id26" draw:id="id26" draw:layer="layout" svg:width="4.064cm" svg:height="1.016cm" svg:x="6.195cm" svg:y="9.486cm">
          <text:p text:style-name="P7"><text:span text:style-name="T3">SHM PROFIL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16" draw:style-name="gr32" draw:text-style-name="P8" xml:id="id24" draw:id="id24" draw:layer="layout" svg:width="4.064cm" svg:height="1.016cm" svg:x="6.191cm" svg:y="10.846cm">
          <text:p text:style-name="P7"><text:span text:style-name="T3">GENE USAG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17" draw:style-name="gr33" draw:text-style-name="P8" xml:id="id35" draw:id="id35" draw:layer="layout" svg:width="4.064cm" svg:height="1.016cm" svg:x="6.192cm" svg:y="5.145cm">
          <text:p text:style-name="P7"><text:span text:style-name="T3">DOWNSAMPLE</text:span><text:span text:style-name="T3"><text:line-break/></text:span><text:span text:style-name="T7">(n=2500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18" draw:layer="layout" draw:line-skew="0.118cm" svg:x1="12.088cm" svg:y1="14.34cm" svg:x2="10.255cm" svg:y2="11.354cm" draw:start-shape="id16" draw:start-glue-point="3" draw:end-shape="id24" draw:end-glue-point="1" svg:d="M12088 14340h-798v-2986h-1035" svg:viewBox="0 0 1834 2987">
          <text:p/>
        </draw:connector>
        <draw:custom-shape draw:name="CustomShape 1_18" draw:style-name="gr34" draw:text-style-name="P8" xml:id="id38" draw:id="id38" draw:layer="layout" svg:width="4.064cm" svg:height="1.016cm" svg:x="6.193cm" svg:y="12.207cm">
          <text:p text:style-name="P7"><text:span text:style-name="T3">STATISTICS</text:span></text:p>
          <text:p text:style-name="P7"><text:span text:style-name="T7">COMPARTMENT</text:span><text:span text:style-name="T8">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23" draw:layer="layout" draw:line-skew="0.145cm" svg:x1="6.195cm" svg:y1="4.333cm" svg:x2="6.195cm" svg:y2="9.994cm" draw:start-shape="id25" draw:start-glue-point="3" draw:end-shape="id26" draw:end-glue-point="3" svg:d="M6195 4333h-392v5661h392" svg:viewBox="0 0 393 5662">
          <text:p/>
        </draw:connector>
        <draw:custom-shape draw:name="CustomShape 1_22" draw:style-name="gr35" draw:text-style-name="P8" xml:id="id27" draw:id="id27" draw:layer="layout" svg:width="4.064cm" svg:height="1.524cm" svg:x="0.493cm" svg:y="0.867cm">
          <text:p text:style-name="P7"><text:span text:style-name="T3">DOWNSAMPLE &amp;</text:span></text:p>
          <text:p text:style-name="P7"><text:span text:style-name="T3">MERGE SUBSETS</text:span><text:span text:style-name="T3"><text:line-break/></text:span><text:span text:style-name="T7">(n=2500, keep ratios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18" draw:layer="layout" draw:line-skew="2.97cm 0.001cm" svg:x1="12.088cm" svg:y1="14.34cm" svg:x2="2.525cm" svg:y2="0.867cm" draw:start-shape="id16" draw:start-glue-point="3" draw:end-shape="id27" draw:end-glue-point="0" svg:d="M12088 14340h-795v-14008h-8768v535" svg:viewBox="0 0 9564 14009">
          <text:p/>
        </draw:connector>
        <draw:connector draw:style-name="gr36" draw:text-style-name="P18" draw:layer="layout" draw:line-skew="3.4cm -0.136cm" svg:x1="12.088cm" svg:y1="1.628cm" svg:x2="2.525cm" svg:y2="0.867cm" draw:start-shape="id22" draw:start-glue-point="3" draw:end-shape="id27" draw:end-glue-point="0" svg:d="M12088 1628h-365v-1433h-9198v672" svg:viewBox="0 0 9564 1434">
          <text:p/>
        </draw:connector>
        <draw:custom-shape draw:name="CustomShape 1_23" draw:style-name="gr37" draw:text-style-name="P20" draw:layer="layout" svg:width="1.646cm" svg:height="0.762cm" draw:transform="rotate (1.5707963267949) translate (11.198cm 1.816cm)">
          <text:p text:style-name="P19"><text:span text:style-name="T2">counts</text:span></text:p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24" draw:style-name="gr38" draw:text-style-name="P8" xml:id="id28" draw:id="id28" draw:layer="layout" svg:width="4.064cm" svg:height="0.762cm" svg:x="6.193cm" svg:y="2.786cm">
          <text:p text:style-name="P7"><text:span text:style-name="T3">CLONAL CLUSTER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25" draw:style-name="gr39" draw:text-style-name="P8" xml:id="id25" draw:id="id25" draw:layer="layout" svg:width="4.065cm" svg:height="0.762cm" svg:x="6.195cm" svg:y="3.952cm">
          <text:p text:style-name="P7"><text:span text:style-name="T3">ASSIGN GERMLIN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23" draw:layer="layout" svg:x1="8.225cm" svg:y1="3.548cm" svg:x2="8.227cm" svg:y2="3.952cm" draw:start-shape="id28" draw:start-glue-point="2" draw:end-shape="id25" draw:end-glue-point="0" svg:d="M8225 3548v203h2v201" svg:viewBox="0 0 3 405">
          <text:p/>
        </draw:connector>
        <draw:custom-shape draw:name="CustomShape 1_26" draw:style-name="gr40" draw:text-style-name="P8" xml:id="id31" draw:id="id31" draw:layer="layout" svg:width="4.064cm" svg:height="1.016cm" svg:x="0.492cm" svg:y="5.145cm">
          <text:p text:style-name="P7"><text:span text:style-name="T3">QUANTIFY ANTIGENE SEL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27" draw:style-name="gr41" draw:text-style-name="P8" xml:id="id29" draw:id="id29" draw:layer="layout" svg:width="4.064cm" svg:height="0.762cm" svg:x="0.492cm" svg:y="2.786cm">
          <text:p text:style-name="P7"><text:span text:style-name="T3">CLONAL CLUSTER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28" draw:style-name="gr42" draw:text-style-name="P8" xml:id="id30" draw:id="id30" draw:layer="layout" svg:width="4.065cm" svg:height="0.762cm" svg:x="0.492cm" svg:y="3.952cm">
          <text:p text:style-name="P7"><text:span text:style-name="T3">ASSIGN GERMLIN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23" draw:layer="layout" svg:x1="2.524cm" svg:y1="3.548cm" svg:x2="2.524cm" svg:y2="3.952cm" draw:start-shape="id29" draw:start-glue-point="2" draw:end-shape="id30" draw:end-glue-point="0" svg:d="M2524 3548v404" svg:viewBox="0 0 1 405">
          <text:p/>
        </draw:connector>
        <draw:connector draw:style-name="standard" draw:text-style-name="P18" draw:layer="layout" svg:x1="2.524cm" svg:y1="4.714cm" svg:x2="2.524cm" svg:y2="5.145cm" draw:start-shape="id30" draw:start-glue-point="2" draw:end-shape="id31" draw:end-glue-point="0" svg:d="M2524 4714v431" svg:viewBox="0 0 1 432">
          <text:p/>
        </draw:connector>
        <draw:connector draw:style-name="standard" draw:text-style-name="P18" draw:layer="layout" svg:x1="2.525cm" svg:y1="2.391cm" svg:x2="2.524cm" svg:y2="2.786cm" draw:start-shape="id27" draw:start-glue-point="2" draw:end-shape="id29" draw:end-glue-point="0" svg:d="M2525 2391v198h-1v197" svg:viewBox="0 0 2 396">
          <text:p/>
        </draw:connector>
        <draw:custom-shape draw:name="CustomShape 1_29" draw:style-name="gr43" draw:text-style-name="P8" xml:id="id36" draw:id="id36" draw:layer="layout" svg:width="4.064cm" svg:height="1.016cm" svg:x="6.187cm" svg:y="7.952cm">
          <text:p text:style-name="P7"><text:span text:style-name="T8">TREEMA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21" draw:style-name="gr44" draw:text-style-name="P8" xml:id="id37" draw:id="id37" draw:layer="layout" svg:width="4.064cm" svg:height="1.016cm" svg:x="6.193cm" svg:y="6.552cm">
          <text:p text:style-name="P7"><text:span text:style-name="T3">NETWORK DIAGRAM</text:span></text:p>
          <text:p text:style-name="P7"><text:span text:style-name="T7">COMPARTM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30" draw:style-name="gr45" draw:text-style-name="P8" xml:id="id32" draw:id="id32" draw:layer="layout" svg:width="4.064cm" svg:height="1.016cm" svg:x="0.493cm" svg:y="6.552cm">
          <text:p text:style-name="P7"><text:span text:style-name="T3">NETWORK DIAGRAM</text:span></text:p>
          <text:p text:style-name="P7"><text:span text:style-name="T7">INTER-COMPARTM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31" draw:style-name="gr46" draw:text-style-name="P8" xml:id="id33" draw:id="id33" draw:layer="layout" svg:width="4.064cm" svg:height="1.016cm" svg:x="0.493cm" svg:y="7.952cm">
          <text:p text:style-name="P7"><text:span text:style-name="T3">COUNT </text:span><text:span text:style-name="T8">CONNEC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6" draw:layer="layout" svg:x1="2.524cm" svg:y1="6.161cm" svg:x2="2.525cm" svg:y2="6.552cm" draw:start-shape="id31" draw:start-glue-point="2" draw:end-shape="id32" draw:end-glue-point="0" svg:d="M2524 6161v196h1v195" svg:viewBox="0 0 2 392">
          <text:p/>
        </draw:connector>
        <draw:connector draw:style-name="standard" draw:text-style-name="P6" draw:layer="layout" draw:line-skew="-0.258cm" svg:x1="4.556cm" svg:y1="3.167cm" svg:x2="4.557cm" svg:y2="8.46cm" draw:start-shape="id29" draw:start-glue-point="1" draw:end-shape="id33" draw:end-glue-point="1" svg:d="M4556 3167h280v5293h-279" svg:viewBox="0 0 281 5294">
          <text:p/>
        </draw:connector>
        <draw:frame draw:style-name="gr47" draw:text-style-name="P25" draw:layer="layout" svg:width="2.896cm" svg:height="0.569cm" svg:x="0.494cm" svg:y="9.1cm">
          <draw:text-box>
            <text:p text:style-name="P24"><text:span text:style-name="T9">REPEAT 10x</text:span></text:p>
          </draw:text-box>
        </draw:frame>
        <draw:custom-shape draw:name="CustomShape 1_32" draw:style-name="gr48" draw:text-style-name="P8" xml:id="id34" draw:id="id34" draw:layer="layout" svg:width="4.064cm" svg:height="1.016cm" svg:x="0.493cm" svg:y="12.207cm">
          <text:p text:style-name="P7"><text:span text:style-name="T3">STATISTICS</text:span></text:p>
          <text:p text:style-name="P7"><text:span text:style-name="T7">INTER-COMPARTM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6" draw:layer="layout" svg:x1="2.525cm" svg:y1="8.968cm" svg:x2="2.525cm" svg:y2="12.207cm" draw:start-shape="id33" draw:start-glue-point="2" draw:end-shape="id34" draw:end-glue-point="0" svg:d="M2525 8968v3239" svg:viewBox="0 0 1 3240">
          <text:p/>
        </draw:connector>
        <draw:connector draw:style-name="standard" draw:text-style-name="P6" draw:layer="layout" draw:line-skew="2.413cm" svg:x1="16.147cm" svg:y1="14.34cm" svg:x2="25.154cm" svg:y2="0.867cm" draw:start-shape="id16" draw:start-glue-point="1" draw:end-shape="id1" draw:end-glue-point="0" svg:d="M16147 14340h5900v-14010h3107v537" svg:viewBox="0 0 9008 14011">
          <text:p/>
        </draw:connector>
        <draw:connector draw:style-name="gr36" draw:text-style-name="P6" draw:layer="layout" draw:line-skew="-0.745cm" svg:x1="20.754cm" svg:y1="8.808cm" svg:x2="23.122cm" svg:y2="1.631cm" draw:start-shape="id21" draw:start-glue-point="1" draw:end-shape="id1" draw:end-glue-point="3" svg:d="M20754 8808h439v-7177h1929" svg:viewBox="0 0 2369 7178">
          <text:p/>
        </draw:connector>
        <draw:connector draw:style-name="standard" draw:text-style-name="P6" draw:layer="layout" draw:line-skew="0cm -0.539cm" svg:x1="18.724cm" svg:y1="9.492cm" svg:x2="23.122cm" svg:y2="5.475cm" draw:start-shape="id21" draw:start-glue-point="2" draw:end-shape="id3" draw:end-glue-point="3" svg:d="M18724 9492v536h2675v-4553h1723" svg:viewBox="0 0 4399 4554">
          <text:p/>
        </draw:connector>
        <draw:custom-shape draw:name="CustomShape 1_42" draw:style-name="gr49" draw:text-style-name="P20" draw:layer="layout" svg:width="3.725cm" svg:height="0.762cm" draw:transform="rotate (1.5707963267949) translate (21.005cm 5.157cm)">
          <text:p text:style-name="P19"><text:span text:style-name="T2">V,J and junction length</text:span></text:p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6" draw:layer="layout" svg:x1="8.227cm" svg:y1="4.714cm" svg:x2="8.224cm" svg:y2="5.145cm" draw:start-shape="id25" draw:start-glue-point="2" draw:end-shape="id35" draw:end-glue-point="0" svg:d="M8227 4714v216h-3v215" svg:viewBox="0 0 4 432">
          <text:p/>
        </draw:connector>
        <draw:connector draw:style-name="standard" draw:text-style-name="P6" draw:layer="layout" draw:line-skew="0.251cm" svg:x1="6.192cm" svg:y1="5.653cm" svg:x2="6.187cm" svg:y2="8.46cm" draw:start-shape="id35" draw:start-glue-point="3" draw:end-shape="id36" draw:end-glue-point="3" svg:d="M6192 5653h-291v2807h286" svg:viewBox="0 0 292 2808">
          <text:p/>
        </draw:connector>
        <draw:connector draw:style-name="standard" draw:text-style-name="P6" draw:layer="layout" svg:x1="8.224cm" svg:y1="6.161cm" svg:x2="8.225cm" svg:y2="6.552cm" draw:start-shape="id35" draw:start-glue-point="2" draw:end-shape="id37" draw:end-glue-point="0" svg:d="M8224 6161v196h1v195" svg:viewBox="0 0 2 392">
          <text:p/>
        </draw:connector>
        <draw:connector draw:style-name="standard" draw:text-style-name="P6" draw:layer="layout" draw:line-skew="0.115cm -1.918cm" svg:x1="12.088cm" svg:y1="14.34cm" svg:x2="8.225cm" svg:y2="2.786cm" draw:start-shape="id16" draw:start-glue-point="3" draw:end-shape="id28" draw:end-glue-point="0" svg:d="M12088 14340h-800v-14008h-3063v2454" svg:viewBox="0 0 3864 14009">
          <text:p/>
        </draw:connector>
        <draw:custom-shape draw:name="CustomShape 1_10" draw:style-name="gr50" draw:text-style-name="P10" draw:layer="layout" svg:width="5.115cm" svg:height="0.762cm" svg:x="5.605cm" svg:y="14.758cm">
          <text:p text:style-name="P9"><text:span text:style-name="T4">Compartmental analysis</text:span></text:p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19" draw:style-name="gr51" draw:text-style-name="P10" draw:layer="layout" svg:width="5.115cm" svg:height="0.762cm" svg:x="0.122cm" svg:y="14.758cm">
          <text:p text:style-name="P9"><text:span text:style-name="T4">Inter-compartmental analysis</text:span></text:p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6" draw:layer="layout" draw:line-skew="0.067cm" svg:x1="6.193cm" svg:y1="3.167cm" svg:x2="6.193cm" svg:y2="12.715cm" draw:start-shape="id28" draw:start-glue-point="3" draw:end-shape="id38" draw:end-glue-point="3" svg:d="M6193 3167h-470v9548h470" svg:viewBox="0 0 471 9549">
          <text:p/>
        </draw:connector>
        <presentation:notes draw:style-name="dp2">
          <draw:page-thumbnail draw:style-name="gr52" draw:layer="layout" svg:width="19.798cm" svg:height="11.136cm" svg:x="0.6cm" svg:y="2.257cm" draw:page-number="1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" svg:font-family="Arial" style:font-adornments="Regular"/>
    <style:font-face style:name="DejaVu Sans1" svg:font-family="'DejaVu Sans'"/>
    <style:font-face style:name="Arial3" svg:font-family="Arial" style:font-adornments="Regular" style:font-pitch="variable"/>
    <style:font-face style:name="DejaVu Sans" svg:font-family="'DejaVu Sans'" style:font-pitch="variable"/>
    <style:font-face style:name="FreeSans" svg:font-family="FreeSans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Arial4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5" svg:font-family="Arial" style:font-adornments="Regular" style:font-family-generic="swiss" style:font-pitch="variable"/>
    <style:font-face style:name="FreeSans1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229cm" draw:marker-start-center="false" draw:marker-end="Arrow" draw:marker-end-width="0.152cm" draw:marker-end-center="false" draw:stroke-linejoin="none" draw:fill="solid" draw:fill-color="#729fcf" draw:textarea-horizontal-align="justify" draw:textarea-vertical-align="top" fo:padding-top="0.125cm" fo:padding-bottom="0.125cm" fo:padding-left="0cm" fo:padding-right="0cm" draw:shadow="hidden" draw:shadow-offset-x="0.152cm" draw:shadow-offset-y="0.152cm" draw:shadow-color="#b3b3b3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5" fo:font-family="Arial" style:font-style-name="Regular" style:font-family-generic="swiss" style:font-pitch="variable" fo:font-size="1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eter Blazso</meta:initial-creator>
    <meta:creation-date>2020-10-25T11:06:50.324320467</meta:creation-date>
    <dc:date>2020-11-22T20:43:20.071335240</dc:date>
    <dc:creator>Peter Blazso</dc:creator>
    <meta:editing-duration>PT14H12M54S</meta:editing-duration>
    <meta:editing-cycles>101</meta:editing-cycles>
    <meta:generator>LibreOffice/7.0.2.2$Linux_X86_64 LibreOffice_project/00$Build-2</meta:generator>
    <meta:document-statistic meta:object-count="112"/>
  </office:meta>
</office:document-meta>
</file>